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4.75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3.11cm" fo:min-width="3.744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3.75cm" fo:min-width="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5cm" fo:min-width="4.75cm" loext:decorative="false"/>
      <style:paragraph-properties style:writing-mode="lr-tb"/>
    </style:style>
    <style:style style:name="gr9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2.25cm" fo:min-width="2.75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2.482cm" fo:min-width="1.982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15" style:family="graphic" style:parent-style-name="objectwithoutfill">
      <style:graphic-properties svg:stroke-color="#000000" draw:fill="none" draw:textarea-vertical-align="middle" loext:decorative="false"/>
    </style:style>
    <style:style style:name="gr16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0.85cm" fo:min-width="5.1cm" loext:decorative="false"/>
    </style:style>
    <style:style style:name="gr17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9" style:family="graphic" style:parent-style-name="objectwithoutfill">
      <style:graphic-properties svg:stroke-color="#3465a4" draw:marker-end="Arrowheads_20_6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2.732cm" fo:min-width="1.982cm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958cm" fo:min-width="2.208cm" loext:decorative="false"/>
    </style:style>
    <style:style style:name="gr24" style:family="graphic" style:parent-style-name="objectwithoutfill">
      <style:graphic-properties svg:stroke-color="#000000" draw:fill="none" draw:textarea-vertical-align="middle" loext:decorative="false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5.75cm" loext:decorative="false"/>
      <style:paragraph-properties style:writing-mode="lr-tb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cm" fo:min-width="5.25cm" loext:decorative="false"/>
    </style:style>
    <style:style style:name="gr27" style:family="graphic" style:parent-style-name="standard">
      <style:graphic-properties draw:textarea-horizontal-align="justify" draw:textarea-vertical-align="middle" draw:auto-grow-height="false" fo:min-height="2.25cm" fo:min-width="3.25cm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2.25cm" fo:min-width="3.5cm" loext:decorative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1.897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1" draw:marker-end-width="0.3cm" draw:fill="none" draw:textarea-vertical-align="middle" loext:decorative="false"/>
      <style:paragraph-properties style:writing-mode="lr-tb"/>
    </style:style>
    <style:style style:name="gr34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9" style:family="graphic" style:parent-style-name="objectwithoutfill">
      <style:graphic-properties draw:fill="none" draw:textarea-vertical-align="middle" loext:decorative="false"/>
    </style:style>
    <style:style style:name="gr40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20" draw:marker-end-width="0.3cm" draw:fill="none" draw:textarea-vertical-align="middle" loext:decorative="false"/>
      <style:paragraph-properties style:writing-mode="lr-tb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4.5cm" loext:decorative="false"/>
    </style:style>
    <style:style style:name="gr43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5.5cm" loext:decorative="false"/>
    </style:style>
    <style:style style:name="gr46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48" style:family="graphic" style:parent-style-name="standard">
      <style:graphic-properties draw:textarea-horizontal-align="justify" draw:textarea-vertical-align="middle" draw:auto-grow-height="false" fo:min-height="2.382cm" fo:min-width="1.882cm" loext:decorative="false"/>
    </style:style>
    <style:style style:name="gr49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53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54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55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56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57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58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59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P1" style:family="paragraph">
      <loext:graphic-properties draw:fill="none" draw:fill-color="#ffffff"/>
      <style:text-properties style:text-underline-style="solid" style:text-underline-width="bold" style:text-underline-color="font-color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14pt" style:font-size-asian="14pt" style:font-size-complex="14pt"/>
    </style:style>
    <style:style style:name="P19" style:family="paragraph">
      <style:text-properties fo:font-size="13pt" style:font-size-asian="13pt" style:font-size-complex="13pt"/>
    </style:style>
    <style:style style:name="P20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style:text-underline-style="solid" style:text-underline-width="bold" style:text-underline-color="font-color"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5cm" svg:height="1.25cm" svg:x="9.5cm" svg:y="1cm">
          <draw:text-box>
            <text:p><text:span text:style-name="T1">Medical University Admission System</text:span></text:p>
          </draw:text-box>
        </draw:frame>
        <draw:custom-shape draw:style-name="gr2" draw:text-style-name="P3" draw:layer="layout" svg:width="5.25cm" svg:height="4cm" svg:x="1.75cm" svg:y="7.5cm">
          <text:p text:style-name="P2">User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1.5cm" svg:height="1.25cm" svg:x="10cm" svg:y="3cm">
          <draw:text-box>
            <text:p text:style-name="P2">CONTEXT DIAGRAM</text:p>
          </draw:text-box>
        </draw:frame>
        <draw:line draw:style-name="gr3" draw:text-style-name="P5" draw:layer="layout" svg:x1="7.05cm" svg:y1="9.25cm" svg:x2="11.25cm" svg:y2="9.25cm">
          <text:p/>
        </draw:line>
        <draw:custom-shape draw:style-name="gr4" draw:text-style-name="P2" draw:layer="layout" svg:width="6cm" svg:height="4.75cm" svg:x="11.2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4cm" svg:height="1.75cm" svg:x="12.25cm" svg:y="8.5cm">
          <draw:text-box>
            <text:p text:style-name="P2">Admissions Systems</text:p>
          </draw:text-box>
        </draw:frame>
        <draw:line draw:style-name="gr6" draw:text-style-name="P5" draw:layer="layout" svg:x1="17.25cm" svg:y1="9.25cm" svg:x2="22.25cm" svg:y2="9.25cm">
          <text:p/>
        </draw:line>
        <draw:custom-shape draw:style-name="gr7" draw:text-style-name="P3" draw:layer="layout" svg:width="5.5cm" svg:height="4cm" svg:x="22.25cm" svg:y="7.25cm">
          <text:p text:style-name="P2">Admin Officer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25cm" svg:height="3.75cm" svg:x="11.75cm" svg:y="14.75cm">
          <text:p text:style-name="P2">Finance Department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4.25cm" svg:y1="11.75cm" svg:x2="14.25cm" svg:y2="14.75cm">
          <text:p/>
        </draw:line>
      </draw:page>
      <draw:page draw:name="page2" draw:style-name="dp1" draw:master-page-name="Default">
        <draw:frame draw:style-name="gr1" draw:text-style-name="P1" draw:layer="layout" svg:width="12.5cm" svg:height="1.25cm" svg:x="9.5cm" svg:y="1cm">
          <draw:text-box>
            <text:p><text:span text:style-name="T1">Medical University Admission System</text:span></text:p>
          </draw:text-box>
        </draw:frame>
        <draw:frame draw:style-name="gr1" draw:text-style-name="P6" draw:layer="layout" svg:width="10.75cm" svg:height="1.25cm" svg:x="10.75cm" svg:y="2.5cm">
          <draw:text-box>
            <text:p text:style-name="P2">Level 1 Diagram</text:p>
          </draw:text-box>
        </draw:frame>
        <draw:custom-shape draw:style-name="gr10" draw:text-style-name="P3" draw:layer="layout" svg:width="3.25cm" svg:height="2.5cm" svg:x="1cm" svg:y="6.25cm">
          <text:p text:style-name="P2">Student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4.25cm" svg:y1="7.85cm" svg:x2="7cm" svg:y2="7.8cm">
          <text:p/>
        </draw:line>
        <draw:frame draw:style-name="gr1" draw:text-style-name="P7" draw:layer="layout" svg:width="4.25cm" svg:height="1.25cm" svg:x="3.5cm" svg:y="7.3cm">
          <draw:text-box>
            <text:p text:style-name="P2"><text:span text:style-name="T2">Required </text:span></text:p>
            <text:p text:style-name="P2"><text:span text:style-name="T2">information</text:span></text:p>
          </draw:text-box>
        </draw:frame>
        <draw:line draw:style-name="gr12" draw:text-style-name="P5" draw:layer="layout" svg:x1="8.35cm" svg:y1="9.2cm" svg:x2="8.35cm" svg:y2="11.2cm">
          <text:p/>
        </draw:line>
        <draw:custom-shape draw:style-name="gr13" draw:text-style-name="P2" draw:layer="layout" svg:width="2.75cm" svg:height="3cm" svg:x="6.97cm" svg:y="6.2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draw:layer="layout" svg:width="2cm" svg:height="2.25cm" svg:x="7.47cm" svg:y="7.06cm">
          <draw:text-box>
            <text:p><text:span text:style-name="T3">Create Student Record</text:span></text:p>
          </draw:text-box>
        </draw:frame>
        <draw:line draw:style-name="gr15" draw:text-style-name="P5" draw:layer="layout" svg:x1="7cm" svg:y1="6.8cm" svg:x2="9.75cm" svg:y2="6.8cm">
          <text:p/>
        </draw:line>
        <draw:frame draw:style-name="gr1" draw:text-style-name="P8" draw:layer="layout" svg:width="1.25cm" svg:height="1.25cm" svg:x="8cm" svg:y="6.2cm">
          <draw:text-box>
            <text:p><text:span text:style-name="T3">1</text:span></text:p>
          </draw:text-box>
        </draw:frame>
        <draw:custom-shape draw:style-name="gr16" draw:text-style-name="P9" draw:layer="layout" svg:width="5.6cm" svg:height="1.1cm" svg:x="6.15cm" svg:y="11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75cm" svg:height="3cm" svg:x="6.97cm" svg:y="6.2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draw:layer="layout" svg:width="2cm" svg:height="2.25cm" svg:x="7.47cm" svg:y="7.06cm">
          <draw:text-box>
            <text:p><text:span text:style-name="T3">Create Student Record</text:span></text:p>
          </draw:text-box>
        </draw:frame>
        <draw:line draw:style-name="gr15" draw:text-style-name="P5" draw:layer="layout" svg:x1="7cm" svg:y1="6.8cm" svg:x2="9.75cm" svg:y2="6.8cm">
          <text:p/>
        </draw:line>
        <draw:frame draw:style-name="gr1" draw:text-style-name="P8" draw:layer="layout" svg:width="1.25cm" svg:height="1.25cm" svg:x="8cm" svg:y="6.2cm">
          <draw:text-box>
            <text:p><text:span text:style-name="T3">1</text:span></text:p>
          </draw:text-box>
        </draw:frame>
        <draw:line draw:style-name="gr15" draw:text-style-name="P5" draw:layer="layout" svg:x1="7.25cm" svg:y1="11.2cm" svg:x2="7.25cm" svg:y2="12.3cm">
          <text:p/>
        </draw:line>
        <draw:line draw:style-name="gr17" draw:text-style-name="P5" draw:layer="layout" svg:x1="9.75cm" svg:y1="7.8cm" svg:x2="12.5cm" svg:y2="7.8cm">
          <text:p/>
        </draw:line>
        <draw:custom-shape draw:style-name="gr13" draw:text-style-name="P2" draw:layer="layout" svg:width="2.75cm" svg:height="3cm" svg:x="12.5cm" svg:y="6.3cm">
          <text:p/>
          <draw:enhanced-geometry svg:viewBox="0 0 21600 21600" draw:path-stretchpoint-x="10800" draw:path-stretchpoint-y="10800" draw:text-areas="?f3 ?f4 ?f5 ?f6" draw:type="round-rectangle" draw:modifiers="4946.564885496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5" draw:layer="layout" svg:x1="12.45cm" svg:y1="6.9cm" svg:x2="15.247cm" svg:y2="6.919cm">
          <text:p/>
        </draw:line>
        <draw:frame draw:style-name="gr1" draw:text-style-name="P8" draw:layer="layout" svg:width="1.25cm" svg:height="1.25cm" svg:x="8cm" svg:y="6.2cm">
          <draw:text-box>
            <text:p><text:span text:style-name="T3">1</text:span></text:p>
          </draw:text-box>
        </draw:frame>
        <draw:frame draw:style-name="gr1" draw:text-style-name="P8" draw:layer="layout" svg:width="1.25cm" svg:height="1.25cm" svg:x="8cm" svg:y="6.2cm">
          <draw:text-box>
            <text:p><text:span text:style-name="T3">1</text:span></text:p>
          </draw:text-box>
        </draw:frame>
        <draw:frame draw:style-name="gr18" draw:text-style-name="P8" draw:layer="layout" svg:width="0.75cm" svg:height="1cm" svg:x="13.5cm" svg:y="6.3cm">
          <draw:text-box>
            <text:p text:style-name="P10"><text:span text:style-name="T3">2</text:span></text:p>
          </draw:text-box>
        </draw:frame>
        <draw:custom-shape draw:style-name="gr13" draw:text-style-name="P2" draw:layer="layout" svg:width="2.75cm" svg:height="3cm" svg:x="18cm" svg:y="6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5" draw:layer="layout" svg:x1="15.25cm" svg:y1="7.8cm" svg:x2="18cm" svg:y2="7.8cm">
          <text:p/>
        </draw:line>
        <draw:line draw:style-name="gr15" draw:text-style-name="P5" draw:layer="layout" svg:x1="18cm" svg:y1="6.8cm" svg:x2="20.75cm" svg:y2="6.8cm">
          <text:p/>
        </draw:line>
        <draw:frame draw:style-name="gr18" draw:text-style-name="P8" draw:layer="layout" svg:width="0.75cm" svg:height="1cm" svg:x="19.2cm" svg:y="6.25cm">
          <draw:text-box>
            <text:p text:style-name="P10"><text:span text:style-name="T3">3</text:span></text:p>
          </draw:text-box>
        </draw:frame>
        <draw:line draw:style-name="gr20" draw:text-style-name="P5" draw:layer="layout" svg:x1="20.75cm" svg:y1="7.75cm" svg:x2="23cm" svg:y2="7.75cm">
          <text:p/>
        </draw:line>
        <draw:custom-shape draw:style-name="gr21" draw:text-style-name="P2" draw:layer="layout" svg:width="2.75cm" svg:height="3.25cm" svg:x="23cm" svg:y="6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5" draw:layer="layout" svg:x1="25.75cm" svg:y1="6.85cm" svg:x2="23cm" svg:y2="6.85cm">
          <text:p/>
        </draw:line>
        <draw:frame draw:style-name="gr22" draw:text-style-name="P8" draw:layer="layout" svg:width="0.75cm" svg:height="0.75cm" svg:x="24.1cm" svg:y="6.25cm">
          <draw:text-box>
            <text:p text:style-name="P10"><text:span text:style-name="T3">4</text:span></text:p>
          </draw:text-box>
        </draw:frame>
        <draw:custom-shape draw:style-name="gr23" draw:text-style-name="P2" draw:layer="layout" svg:width="3cm" svg:height="3.5cm" svg:x="23cm" svg:y="1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11" draw:layer="layout" svg:x1="23cm" svg:y1="12cm" svg:x2="26cm" svg:y2="12cm">
          <text:p/>
        </draw:line>
        <draw:frame draw:style-name="gr18" draw:text-style-name="P8" draw:layer="layout" svg:width="0.75cm" svg:height="1cm" svg:x="24.25cm" svg:y="11.3cm">
          <draw:text-box>
            <text:p text:style-name="P10"><text:span text:style-name="T3">5</text:span></text:p>
          </draw:text-box>
        </draw:frame>
        <draw:custom-shape draw:style-name="gr25" draw:text-style-name="P12" draw:layer="layout" svg:width="6.25cm" svg:height="1cm" svg:x="17.5cm" svg:y="4cm">
          <text:p text:style-name="P2"><text:span text:style-name="T4">D2 <text:s/>Finance Database <text:s text:c="2"/></text:span></text:p>
          <draw:enhanced-geometry svg:viewBox="0 0 21600 21600" draw:type="rectangle" draw:enhanced-path="M 0 0 L 21600 0 21600 21600 0 21600 0 0 Z N"/>
        </draw:custom-shape>
        <draw:line draw:style-name="gr24" draw:text-style-name="P13" draw:layer="layout" svg:x1="18.75cm" svg:y1="4cm" svg:x2="18.75cm" svg:y2="5cm">
          <text:p/>
        </draw:line>
        <draw:custom-shape draw:style-name="gr26" draw:text-style-name="P14" draw:layer="layout" svg:width="5.75cm" svg:height="1.25cm" svg:x="22.5cm" svg:y="2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3.75cm" svg:y1="2cm" svg:x2="23.75cm" svg:y2="3.25cm">
          <text:p/>
        </draw:line>
        <draw:custom-shape draw:style-name="gr27" draw:text-style-name="P2" draw:layer="layout" svg:width="3.75cm" svg:height="2.5cm" svg:x="22.75cm" svg:y="16.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4cm" svg:height="2.5cm" svg:x="17.25cm" svg:y="15.8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3.25cm" svg:height="0.75cm" svg:x="9.75cm" svg:y="7cm">
          <draw:text-box>
            <text:p text:style-name="P10"><text:span text:style-name="T3">Preferences</text:span></text:p>
          </draw:text-box>
        </draw:frame>
        <draw:frame draw:style-name="gr14" draw:text-style-name="P16" draw:layer="layout" svg:width="2.75cm" svg:height="2.25cm" svg:x="12.5cm" svg:y="7cm">
          <draw:text-box>
            <text:p text:style-name="P15"><text:span text:style-name="T3">Obtain </text:span></text:p>
            <text:p text:style-name="P15"><text:span text:style-name="T3">Student </text:span></text:p>
            <text:p text:style-name="P15"><text:span text:style-name="T3">Preference</text:span></text:p>
          </draw:text-box>
        </draw:frame>
        <draw:frame draw:style-name="gr29" draw:text-style-name="P16" draw:layer="layout" svg:width="2.75cm" svg:height="2.147cm" svg:x="18cm" svg:y="7cm">
          <draw:text-box>
            <text:p text:style-name="P15"><text:span text:style-name="T3">Check</text:span></text:p>
            <text:p text:style-name="P15"><text:span text:style-name="T3">Application </text:span></text:p>
            <text:p text:style-name="P15"><text:span text:style-name="T3">Payment</text:span></text:p>
          </draw:text-box>
        </draw:frame>
        <draw:frame draw:style-name="gr30" draw:text-style-name="P16" draw:layer="layout" svg:width="3cm" svg:height="2cm" svg:x="23cm" svg:y="7cm">
          <draw:text-box>
            <text:p text:style-name="P15"><text:span text:style-name="T3">Check Student</text:span></text:p>
            <text:p text:style-name="P15"><text:span text:style-name="T3">Eligibility</text:span></text:p>
          </draw:text-box>
        </draw:frame>
        <draw:frame draw:style-name="gr1" draw:text-style-name="P16" draw:layer="layout" svg:width="2.5cm" svg:height="1.25cm" svg:x="23.25cm" svg:y="12.55cm">
          <draw:text-box>
            <text:p text:style-name="P15"><text:span text:style-name="T3">Process</text:span></text:p>
            <text:p text:style-name="P15"><text:span text:style-name="T3">Schedule</text:span></text:p>
          </draw:text-box>
        </draw:frame>
        <draw:frame draw:style-name="gr31" draw:text-style-name="P6" draw:layer="layout" svg:width="3.5cm" svg:height="1.673cm" svg:x="23.25cm" svg:y="16.827cm">
          <draw:text-box>
            <text:p>Admin Officer</text:p>
          </draw:text-box>
        </draw:frame>
        <draw:frame draw:style-name="gr18" draw:text-style-name="P6" draw:layer="layout" svg:width="3.75cm" svg:height="1cm" svg:x="17.7cm" svg:y="16.55cm">
          <draw:text-box>
            <text:p>Finance</text:p>
          </draw:text-box>
        </draw:frame>
        <draw:frame draw:style-name="gr32" draw:text-style-name="P18" draw:layer="layout" svg:width="6.75cm" svg:height="0.806cm" svg:x="6.25cm" svg:y="11.25cm">
          <draw:text-box>
            <text:p text:style-name="P17"><text:span text:style-name="T4">D1 <text:s/>Students Database</text:span></text:p>
          </draw:text-box>
        </draw:frame>
        <draw:frame draw:style-name="gr18" draw:text-style-name="P8" draw:layer="layout" svg:width="4cm" svg:height="1.199cm" svg:x="15.5cm" svg:y="7.25cm">
          <draw:text-box>
            <text:p text:style-name="P10"><text:span text:style-name="T3">Proof of</text:span></text:p>
            <text:p text:style-name="P10"><text:span text:style-name="T3">Payment</text:span></text:p>
          </draw:text-box>
        </draw:frame>
        <draw:frame draw:style-name="gr18" draw:text-style-name="P8" draw:layer="layout" svg:width="2cm" svg:height="1cm" svg:x="21.2cm" svg:y="7.15cm">
          <draw:text-box>
            <text:p text:style-name="P10"><text:span text:style-name="T3">Paid</text:span></text:p>
          </draw:text-box>
        </draw:frame>
        <draw:line draw:style-name="gr33" draw:text-style-name="P11" draw:layer="layout" svg:x1="24.5cm" svg:y1="8.8cm" svg:x2="24.5cm" svg:y2="11.3cm">
          <text:p/>
        </draw:line>
        <draw:frame draw:style-name="gr18" draw:text-style-name="P8" draw:layer="layout" svg:width="3.25cm" svg:height="1cm" svg:x="24.5cm" svg:y="10.05cm">
          <draw:text-box>
            <text:p text:style-name="P10"><text:span text:style-name="T3">Accepted</text:span></text:p>
          </draw:text-box>
        </draw:frame>
        <draw:custom-shape draw:style-name="gr23" draw:text-style-name="P2" draw:layer="layout" svg:width="3cm" svg:height="3.5cm" svg:x="23.001cm" svg:y="11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11" draw:layer="layout" svg:x1="23.001cm" svg:y1="12.001cm" svg:x2="26.001cm" svg:y2="12.001cm">
          <text:p/>
        </draw:line>
        <draw:frame draw:style-name="gr18" draw:text-style-name="P8" draw:layer="layout" svg:width="0.75cm" svg:height="1cm" svg:x="24.251cm" svg:y="11.301cm">
          <draw:text-box>
            <text:p text:style-name="P10"><text:span text:style-name="T3">5</text:span></text:p>
          </draw:text-box>
        </draw:frame>
        <draw:frame draw:style-name="gr1" draw:text-style-name="P16" draw:layer="layout" svg:width="2.5cm" svg:height="1.25cm" svg:x="23.251cm" svg:y="12.551cm">
          <draw:text-box>
            <text:p text:style-name="P15"><text:span text:style-name="T3">Process</text:span></text:p>
            <text:p text:style-name="P15"><text:span text:style-name="T3">Schedule</text:span></text:p>
          </draw:text-box>
        </draw:frame>
        <draw:line draw:style-name="gr34" draw:text-style-name="P5" draw:layer="layout" svg:x1="24.75cm" svg:y1="6.25cm" svg:x2="24.75cm" svg:y2="3.25cm">
          <text:p/>
        </draw:line>
        <draw:frame draw:style-name="gr1" draw:text-style-name="P20" draw:layer="layout" svg:width="7cm" svg:height="1.275cm" svg:x="22.8cm" svg:y="2cm">
          <draw:text-box>
            <text:p text:style-name="P19"><text:span text:style-name="T5">D3 <text:s text:c="2"/>Requirement </text:span></text:p>
            <text:p text:style-name="P19"><text:span text:style-name="T5"><text:s text:c="8"/></text:span><text:span text:style-name="T5">Database</text:span></text:p>
          </draw:text-box>
        </draw:frame>
        <draw:line draw:style-name="gr35" draw:text-style-name="P5" draw:layer="layout" svg:x1="24.5cm" svg:y1="14.8cm" svg:x2="24.5cm" svg:y2="16.3cm">
          <text:p/>
        </draw:line>
        <draw:frame draw:style-name="gr18" draw:text-style-name="P8" draw:layer="layout" svg:width="5.5cm" svg:height="1.199cm" svg:x="24.5cm" svg:y="15.25cm">
          <draw:text-box>
            <text:p text:style-name="P10"><text:span text:style-name="T3">Student Schedule</text:span></text:p>
            <text:p text:style-name="P10"><text:span text:style-name="T3"/></text:p>
          </draw:text-box>
        </draw:frame>
        <draw:line draw:style-name="gr36" draw:text-style-name="P5" draw:layer="layout" svg:x1="19.25cm" svg:y1="9.25cm" svg:x2="19.25cm" svg:y2="15.8cm">
          <text:p/>
        </draw:line>
        <draw:line draw:style-name="gr37" draw:text-style-name="P5" draw:layer="layout" svg:x1="18.75cm" svg:y1="6.25cm" svg:x2="18.75cm" svg:y2="5cm">
          <text:p/>
        </draw:line>
        <draw:line draw:style-name="gr38" draw:text-style-name="P5" draw:layer="layout" svg:x1="20cm" svg:y1="5cm" svg:x2="20cm" svg:y2="6.25cm">
          <text:p/>
        </draw:line>
        <draw:line draw:style-name="gr39" draw:text-style-name="P5" draw:layer="layout" svg:x1="18.75cm" svg:y1="9.25cm" svg:x2="18.75cm" svg:y2="13.75cm">
          <text:p/>
        </draw:line>
        <draw:line draw:style-name="gr39" draw:text-style-name="P5" draw:layer="layout" svg:x1="18.75cm" svg:y1="13.75cm" svg:x2="3.75cm" svg:y2="13.75cm">
          <text:p/>
        </draw:line>
        <draw:line draw:style-name="gr40" draw:text-style-name="P5" draw:layer="layout" svg:x1="3.75cm" svg:y1="13.75cm" svg:x2="3.75cm" svg:y2="8.75cm">
          <text:p/>
        </draw:line>
        <draw:frame draw:style-name="gr18" draw:text-style-name="P8" draw:layer="layout" svg:width="5cm" svg:height="1cm" svg:x="7cm" svg:y="13.1cm">
          <draw:text-box>
            <text:p text:style-name="P10"><text:span text:style-name="T3">Not Paid Notification</text:span></text:p>
          </draw:text-box>
        </draw:frame>
        <draw:line draw:style-name="gr39" draw:text-style-name="P5" draw:layer="layout" svg:x1="25.75cm" svg:y1="7.75cm" svg:x2="28.5cm" svg:y2="7.75cm">
          <text:p/>
        </draw:line>
        <draw:line draw:style-name="gr39" draw:text-style-name="P5" draw:layer="layout" svg:x1="28.5cm" svg:y1="7.75cm" svg:x2="28.5cm" svg:y2="19.25cm">
          <text:p/>
        </draw:line>
        <draw:line draw:style-name="gr39" draw:text-style-name="P5" draw:layer="layout" svg:x1="28.5cm" svg:y1="19.25cm" svg:x2="2cm" svg:y2="19.25cm">
          <text:p/>
        </draw:line>
        <draw:line draw:style-name="gr41" draw:text-style-name="P11" draw:layer="layout" svg:x1="2cm" svg:y1="19.25cm" svg:x2="2cm" svg:y2="8.75cm">
          <text:p/>
        </draw:line>
        <draw:frame draw:style-name="gr1" draw:text-style-name="P8" draw:layer="layout" svg:width="5.5cm" svg:height="1.25cm" svg:x="9.5cm" svg:y="18.5cm">
          <draw:text-box>
            <text:p text:style-name="P10"><text:span text:style-name="T3">Not Accepted Notification</text:span></text:p>
          </draw:text-box>
        </draw:frame>
        <draw:custom-shape draw:style-name="gr42" draw:text-style-name="P9" draw:layer="layout" svg:width="5cm" svg:height="1.25cm" svg:x="19.3cm" svg:y="9.8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0.5cm" svg:y1="11.05cm" svg:x2="20.5cm" svg:y2="9.8cm">
          <text:p/>
        </draw:line>
        <draw:frame draw:style-name="gr18" draw:text-style-name="P20" draw:layer="layout" svg:width="6cm" svg:height="1cm" svg:x="19.367cm" svg:y="10cm">
          <draw:text-box>
            <text:p text:style-name="P19"><text:span text:style-name="T5">D4 <text:s text:c="2"/>New Student DB</text:span></text:p>
          </draw:text-box>
        </draw:frame>
        <draw:line draw:style-name="gr39" draw:text-style-name="P5" draw:layer="layout" svg:x1="23cm" svg:y1="13.25cm" svg:x2="21.25cm" svg:y2="13.25cm">
          <text:p/>
        </draw:line>
        <draw:line draw:style-name="gr43" draw:text-style-name="P5" draw:layer="layout" svg:x1="21.25cm" svg:y1="13.25cm" svg:x2="21.25cm" svg:y2="11cm">
          <text:p/>
        </draw:line>
        <draw:line draw:style-name="gr39" draw:text-style-name="P5" draw:layer="layout" svg:x1="23cm" svg:y1="14cm" svg:x2="22cm" svg:y2="14cm">
          <text:p/>
        </draw:line>
        <draw:line draw:style-name="gr39" draw:text-style-name="P5" draw:layer="layout" svg:x1="22cm" svg:y1="14cm" svg:x2="22cm" svg:y2="18.5cm">
          <text:p/>
        </draw:line>
        <draw:line draw:style-name="gr39" draw:text-style-name="P5" draw:layer="layout" svg:x1="22cm" svg:y1="18.5cm" svg:x2="3cm" svg:y2="18.5cm">
          <text:p/>
        </draw:line>
        <draw:line draw:style-name="gr44" draw:text-style-name="P5" draw:layer="layout" svg:x1="3cm" svg:y1="18.5cm" svg:x2="3cm" svg:y2="8.75cm">
          <text:p/>
        </draw:line>
        <draw:frame draw:style-name="gr18" draw:text-style-name="P8" draw:layer="layout" svg:width="5.75cm" svg:height="1cm" svg:x="8.25cm" svg:y="17.75cm">
          <draw:text-box>
            <text:p text:style-name="P10"><text:span text:style-name="T3">Approval and Schedule </text:span></text:p>
          </draw:text-box>
        </draw:frame>
        <draw:custom-shape draw:style-name="gr45" draw:text-style-name="P9" draw:layer="layout" svg:width="6cm" svg:height="1cm" svg:x="11cm" svg:y="4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2.25cm" svg:y1="4cm" svg:x2="12.25cm" svg:y2="5cm">
          <text:p/>
        </draw:line>
        <draw:frame draw:style-name="gr1" draw:text-style-name="P20" draw:layer="layout" svg:width="6.25cm" svg:height="1.25cm" svg:x="11.25cm" svg:y="4cm">
          <draw:text-box>
            <text:p text:style-name="P19"><text:span text:style-name="T5">D5 <text:s text:c="2"/>Interview Database</text:span></text:p>
          </draw:text-box>
        </draw:frame>
        <draw:line draw:style-name="gr46" draw:text-style-name="P5" draw:layer="layout" svg:x1="13.25cm" svg:y1="6.25cm" svg:x2="13.25cm" svg:y2="5cm">
          <text:p/>
        </draw:line>
        <draw:line draw:style-name="gr47" draw:text-style-name="P5" draw:layer="layout" svg:x1="14.25cm" svg:y1="5cm" svg:x2="14.25cm" svg:y2="6.25cm">
          <text:p/>
        </draw:line>
      </draw:page>
      <draw:page draw:name="page3" draw:style-name="dp1" draw:master-page-name="Default">
        <draw:frame draw:style-name="gr1" draw:text-style-name="P1" draw:layer="layout" svg:width="12.5cm" svg:height="1.25cm" svg:x="9.5cm" svg:y="1cm">
          <draw:text-box>
            <text:p><text:span text:style-name="T1">Medicinal University Admission System</text:span></text:p>
          </draw:text-box>
        </draw:frame>
        <draw:frame draw:style-name="gr1" draw:text-style-name="P6" draw:layer="layout" svg:width="10.75cm" svg:height="1.25cm" svg:x="10.75cm" svg:y="2.25cm">
          <draw:text-box>
            <text:p text:style-name="P2">Level 2 Diagram</text:p>
          </draw:text-box>
        </draw:frame>
        <draw:custom-shape draw:style-name="gr10" draw:text-style-name="P3" draw:layer="layout" svg:width="3.25cm" svg:height="2.5cm" svg:x="1cm" svg:y="6.25cm">
          <text:p text:style-name="P2">Student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4.25cm" svg:y1="7.85cm" svg:x2="7cm" svg:y2="7.8cm">
          <text:p/>
        </draw:line>
        <draw:frame draw:style-name="gr1" draw:text-style-name="P7" draw:layer="layout" svg:width="4.25cm" svg:height="1.25cm" svg:x="3.5cm" svg:y="7.3cm">
          <draw:text-box>
            <text:p text:style-name="P2"><text:span text:style-name="T2">Required </text:span></text:p>
            <text:p text:style-name="P2"><text:span text:style-name="T2">information</text:span></text:p>
          </draw:text-box>
        </draw:frame>
        <draw:line draw:style-name="gr12" draw:text-style-name="P5" draw:layer="layout" svg:x1="8.35cm" svg:y1="9.2cm" svg:x2="8.35cm" svg:y2="11.2cm">
          <text:p/>
        </draw:line>
        <draw:custom-shape draw:style-name="gr13" draw:text-style-name="P2" draw:layer="layout" svg:width="2.75cm" svg:height="3cm" svg:x="6.97cm" svg:y="6.2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draw:layer="layout" svg:width="2cm" svg:height="2.25cm" svg:x="7.47cm" svg:y="7.06cm">
          <draw:text-box>
            <text:p><text:span text:style-name="T3">Create Student Record</text:span></text:p>
          </draw:text-box>
        </draw:frame>
        <draw:line draw:style-name="gr15" draw:text-style-name="P5" draw:layer="layout" svg:x1="7cm" svg:y1="6.8cm" svg:x2="9.75cm" svg:y2="6.8cm">
          <text:p/>
        </draw:line>
        <draw:frame draw:style-name="gr1" draw:text-style-name="P8" draw:layer="layout" svg:width="1.25cm" svg:height="1.25cm" svg:x="8cm" svg:y="6.2cm">
          <draw:text-box>
            <text:p><text:span text:style-name="T3">1</text:span></text:p>
          </draw:text-box>
        </draw:frame>
        <draw:custom-shape draw:style-name="gr16" draw:text-style-name="P9" draw:layer="layout" svg:width="5.6cm" svg:height="1.1cm" svg:x="6.15cm" svg:y="11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75cm" svg:height="3cm" svg:x="6.97cm" svg:y="6.2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draw:layer="layout" svg:width="2cm" svg:height="2.25cm" svg:x="7.47cm" svg:y="7.06cm">
          <draw:text-box>
            <text:p><text:span text:style-name="T3">Create Student Record</text:span></text:p>
          </draw:text-box>
        </draw:frame>
        <draw:line draw:style-name="gr15" draw:text-style-name="P5" draw:layer="layout" svg:x1="7cm" svg:y1="6.8cm" svg:x2="9.75cm" svg:y2="6.8cm">
          <text:p/>
        </draw:line>
        <draw:frame draw:style-name="gr1" draw:text-style-name="P8" draw:layer="layout" svg:width="1.25cm" svg:height="1.25cm" svg:x="8cm" svg:y="6.2cm">
          <draw:text-box>
            <text:p><text:span text:style-name="T3">1</text:span></text:p>
          </draw:text-box>
        </draw:frame>
        <draw:line draw:style-name="gr15" draw:text-style-name="P5" draw:layer="layout" svg:x1="7.25cm" svg:y1="11.2cm" svg:x2="7.25cm" svg:y2="12.3cm">
          <text:p/>
        </draw:line>
        <draw:line draw:style-name="gr17" draw:text-style-name="P5" draw:layer="layout" svg:x1="9.75cm" svg:y1="7.8cm" svg:x2="12.5cm" svg:y2="7.8cm">
          <text:p/>
        </draw:line>
        <draw:custom-shape draw:style-name="gr48" draw:text-style-name="P2" draw:layer="layout" svg:width="2.75cm" svg:height="3cm" svg:x="12.5cm" svg:y="6.3cm">
          <text:p/>
          <draw:enhanced-geometry svg:viewBox="0 0 21600 21600" draw:path-stretchpoint-x="10800" draw:path-stretchpoint-y="10800" draw:text-areas="?f3 ?f4 ?f5 ?f6" draw:type="round-rectangle" draw:modifiers="4946.564885496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5" draw:layer="layout" svg:x1="12.45cm" svg:y1="6.9cm" svg:x2="15.247cm" svg:y2="6.919cm">
          <text:p/>
        </draw:line>
        <draw:frame draw:style-name="gr1" draw:text-style-name="P8" draw:layer="layout" svg:width="1.25cm" svg:height="1.25cm" svg:x="8cm" svg:y="6.2cm">
          <draw:text-box>
            <text:p><text:span text:style-name="T3">1</text:span></text:p>
          </draw:text-box>
        </draw:frame>
        <draw:frame draw:style-name="gr1" draw:text-style-name="P8" draw:layer="layout" svg:width="1.25cm" svg:height="1.25cm" svg:x="8cm" svg:y="6.2cm">
          <draw:text-box>
            <text:p><text:span text:style-name="T3">1</text:span></text:p>
          </draw:text-box>
        </draw:frame>
        <draw:frame draw:style-name="gr18" draw:text-style-name="P8" draw:layer="layout" svg:width="0.75cm" svg:height="1cm" svg:x="13.5cm" svg:y="6.3cm">
          <draw:text-box>
            <text:p text:style-name="P10"><text:span text:style-name="T3">2</text:span></text:p>
          </draw:text-box>
        </draw:frame>
        <draw:custom-shape draw:style-name="gr13" draw:text-style-name="P2" draw:layer="layout" svg:width="2.75cm" svg:height="3cm" svg:x="18cm" svg:y="6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5" draw:layer="layout" svg:x1="15.25cm" svg:y1="7.8cm" svg:x2="18cm" svg:y2="7.8cm">
          <text:p/>
        </draw:line>
        <draw:line draw:style-name="gr15" draw:text-style-name="P5" draw:layer="layout" svg:x1="18cm" svg:y1="6.8cm" svg:x2="20.75cm" svg:y2="6.8cm">
          <text:p/>
        </draw:line>
        <draw:frame draw:style-name="gr18" draw:text-style-name="P8" draw:layer="layout" svg:width="0.75cm" svg:height="1cm" svg:x="19.2cm" svg:y="6.25cm">
          <draw:text-box>
            <text:p text:style-name="P10"><text:span text:style-name="T3">3</text:span></text:p>
          </draw:text-box>
        </draw:frame>
        <draw:line draw:style-name="gr20" draw:text-style-name="P5" draw:layer="layout" svg:x1="20.75cm" svg:y1="7.75cm" svg:x2="23cm" svg:y2="7.75cm">
          <text:p/>
        </draw:line>
        <draw:custom-shape draw:style-name="gr21" draw:text-style-name="P2" draw:layer="layout" svg:width="2.75cm" svg:height="3.25cm" svg:x="23cm" svg:y="6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5" draw:layer="layout" svg:x1="25.75cm" svg:y1="6.85cm" svg:x2="23cm" svg:y2="6.85cm">
          <text:p/>
        </draw:line>
        <draw:frame draw:style-name="gr22" draw:text-style-name="P8" draw:layer="layout" svg:width="0.75cm" svg:height="0.75cm" svg:x="24.1cm" svg:y="6.25cm">
          <draw:text-box>
            <text:p text:style-name="P10"><text:span text:style-name="T3">4</text:span></text:p>
          </draw:text-box>
        </draw:frame>
        <draw:custom-shape draw:style-name="gr23" draw:text-style-name="P2" draw:layer="layout" svg:width="3cm" svg:height="3.5cm" svg:x="23cm" svg:y="1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11" draw:layer="layout" svg:x1="23cm" svg:y1="12cm" svg:x2="26cm" svg:y2="12cm">
          <text:p/>
        </draw:line>
        <draw:frame draw:style-name="gr18" draw:text-style-name="P8" draw:layer="layout" svg:width="0.75cm" svg:height="1cm" svg:x="24.25cm" svg:y="11.3cm">
          <draw:text-box>
            <text:p text:style-name="P10"><text:span text:style-name="T3">5</text:span></text:p>
          </draw:text-box>
        </draw:frame>
        <draw:custom-shape draw:style-name="gr25" draw:text-style-name="P12" draw:layer="layout" svg:width="6.25cm" svg:height="1cm" svg:x="12.45cm" svg:y="9.75cm">
          <text:p text:style-name="P2"><text:span text:style-name="T4">D2 <text:s/>Finance Database <text:s text:c="2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3" draw:layer="layout" svg:x1="13.5cm" svg:y1="9.75cm" svg:x2="13.5cm" svg:y2="10.75cm">
          <text:p/>
        </draw:line>
        <draw:custom-shape draw:style-name="gr26" draw:text-style-name="P14" draw:layer="layout" svg:width="5.75cm" svg:height="1.25cm" svg:x="22.5cm" svg:y="2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3.75cm" svg:y1="2cm" svg:x2="23.75cm" svg:y2="3.25cm">
          <text:p/>
        </draw:line>
        <draw:custom-shape draw:style-name="gr27" draw:text-style-name="P2" draw:layer="layout" svg:width="3.75cm" svg:height="2.5cm" svg:x="22.75cm" svg:y="16.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4cm" svg:height="2.5cm" svg:x="10.75cm" svg:y="14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3.25cm" svg:height="0.75cm" svg:x="9.75cm" svg:y="7cm">
          <draw:text-box>
            <text:p text:style-name="P10"><text:span text:style-name="T3">Preferences</text:span></text:p>
          </draw:text-box>
        </draw:frame>
        <draw:frame draw:style-name="gr14" draw:text-style-name="P16" draw:layer="layout" svg:width="2.75cm" svg:height="2.25cm" svg:x="12.5cm" svg:y="7cm">
          <draw:text-box>
            <text:p text:style-name="P15"><text:span text:style-name="T3">Obtain </text:span></text:p>
            <text:p text:style-name="P15"><text:span text:style-name="T3">Student </text:span></text:p>
            <text:p text:style-name="P15"><text:span text:style-name="T3">Preference</text:span></text:p>
          </draw:text-box>
        </draw:frame>
        <draw:frame draw:style-name="gr29" draw:text-style-name="P16" draw:layer="layout" svg:width="2.75cm" svg:height="2.147cm" svg:x="18cm" svg:y="7cm">
          <draw:text-box>
            <text:p text:style-name="P15"><text:span text:style-name="T3">Check</text:span></text:p>
            <text:p text:style-name="P15"><text:span text:style-name="T3">Application </text:span></text:p>
            <text:p text:style-name="P15"><text:span text:style-name="T3">Payment</text:span></text:p>
          </draw:text-box>
        </draw:frame>
        <draw:frame draw:style-name="gr30" draw:text-style-name="P16" draw:layer="layout" svg:width="3cm" svg:height="2cm" svg:x="23cm" svg:y="7cm">
          <draw:text-box>
            <text:p text:style-name="P15"><text:span text:style-name="T3">Check Student</text:span></text:p>
            <text:p text:style-name="P15"><text:span text:style-name="T3">Eligibility</text:span></text:p>
          </draw:text-box>
        </draw:frame>
        <draw:frame draw:style-name="gr1" draw:text-style-name="P16" draw:layer="layout" svg:width="2.5cm" svg:height="1.25cm" svg:x="23.25cm" svg:y="12.55cm">
          <draw:text-box>
            <text:p text:style-name="P15"><text:span text:style-name="T3">Process</text:span></text:p>
            <text:p text:style-name="P15"><text:span text:style-name="T3">Schedule</text:span></text:p>
          </draw:text-box>
        </draw:frame>
        <draw:frame draw:style-name="gr31" draw:text-style-name="P6" draw:layer="layout" svg:width="3.5cm" svg:height="1.673cm" svg:x="23.25cm" svg:y="16.827cm">
          <draw:text-box>
            <text:p>Admin Officer</text:p>
          </draw:text-box>
        </draw:frame>
        <draw:frame draw:style-name="gr18" draw:text-style-name="P6" draw:layer="layout" svg:width="3.75cm" svg:height="1cm" svg:x="11.25cm" svg:y="14.75cm">
          <draw:text-box>
            <text:p>Finance</text:p>
          </draw:text-box>
        </draw:frame>
        <draw:frame draw:style-name="gr32" draw:text-style-name="P18" draw:layer="layout" svg:width="6.75cm" svg:height="0.806cm" svg:x="6.25cm" svg:y="11.25cm">
          <draw:text-box>
            <text:p text:style-name="P17"><text:span text:style-name="T4">D1 <text:s/>Students Database</text:span></text:p>
          </draw:text-box>
        </draw:frame>
        <draw:frame draw:style-name="gr18" draw:text-style-name="P8" draw:layer="layout" svg:width="4cm" svg:height="1.199cm" svg:x="15.5cm" svg:y="7.25cm">
          <draw:text-box>
            <text:p text:style-name="P10"><text:span text:style-name="T3">Proof of</text:span></text:p>
            <text:p text:style-name="P10"><text:span text:style-name="T3">Payment</text:span></text:p>
          </draw:text-box>
        </draw:frame>
        <draw:frame draw:style-name="gr18" draw:text-style-name="P8" draw:layer="layout" svg:width="2cm" svg:height="1cm" svg:x="21.2cm" svg:y="7.15cm">
          <draw:text-box>
            <text:p text:style-name="P10"><text:span text:style-name="T3">Paid</text:span></text:p>
          </draw:text-box>
        </draw:frame>
        <draw:line draw:style-name="gr33" draw:text-style-name="P11" draw:layer="layout" svg:x1="24.5cm" svg:y1="9.5cm" svg:x2="24.5cm" svg:y2="11.3cm">
          <text:p/>
        </draw:line>
        <draw:frame draw:style-name="gr18" draw:text-style-name="P8" draw:layer="layout" svg:width="3.25cm" svg:height="1cm" svg:x="24.5cm" svg:y="10.05cm">
          <draw:text-box>
            <text:p text:style-name="P10"><text:span text:style-name="T3">Accepted</text:span></text:p>
          </draw:text-box>
        </draw:frame>
        <draw:custom-shape draw:style-name="gr23" draw:text-style-name="P2" draw:layer="layout" svg:width="3cm" svg:height="3.5cm" svg:x="23.001cm" svg:y="11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11" draw:layer="layout" svg:x1="23.001cm" svg:y1="12.001cm" svg:x2="26.001cm" svg:y2="12.001cm">
          <text:p/>
        </draw:line>
        <draw:frame draw:style-name="gr18" draw:text-style-name="P8" draw:layer="layout" svg:width="0.75cm" svg:height="1cm" svg:x="24.251cm" svg:y="11.301cm">
          <draw:text-box>
            <text:p text:style-name="P10"><text:span text:style-name="T3">5</text:span></text:p>
          </draw:text-box>
        </draw:frame>
        <draw:frame draw:style-name="gr1" draw:text-style-name="P16" draw:layer="layout" svg:width="2.5cm" svg:height="1.25cm" svg:x="23.251cm" svg:y="12.551cm">
          <draw:text-box>
            <text:p text:style-name="P15"><text:span text:style-name="T3">Process</text:span></text:p>
            <text:p text:style-name="P15"><text:span text:style-name="T3">Schedule</text:span></text:p>
          </draw:text-box>
        </draw:frame>
        <draw:line draw:style-name="gr34" draw:text-style-name="P5" draw:layer="layout" svg:x1="24.75cm" svg:y1="6.25cm" svg:x2="24.75cm" svg:y2="3.25cm">
          <text:p/>
        </draw:line>
        <draw:line draw:style-name="gr35" draw:text-style-name="P5" draw:layer="layout" svg:x1="24.5cm" svg:y1="14.8cm" svg:x2="24.5cm" svg:y2="16.3cm">
          <text:p/>
        </draw:line>
        <draw:line draw:style-name="gr39" draw:text-style-name="P5" draw:layer="layout" svg:x1="12cm" svg:y1="13.75cm" svg:x2="3.75cm" svg:y2="13.75cm">
          <text:p/>
        </draw:line>
        <draw:line draw:style-name="gr40" draw:text-style-name="P5" draw:layer="layout" svg:x1="3.75cm" svg:y1="13.75cm" svg:x2="3.75cm" svg:y2="8.75cm">
          <text:p/>
        </draw:line>
        <draw:frame draw:style-name="gr18" draw:text-style-name="P8" draw:layer="layout" svg:width="5cm" svg:height="1cm" svg:x="7cm" svg:y="13.1cm">
          <draw:text-box>
            <text:p text:style-name="P10"><text:span text:style-name="T3">Not Paid Notification</text:span></text:p>
          </draw:text-box>
        </draw:frame>
        <draw:line draw:style-name="gr39" draw:text-style-name="P5" draw:layer="layout" svg:x1="25.75cm" svg:y1="7.75cm" svg:x2="28.5cm" svg:y2="7.75cm">
          <text:p/>
        </draw:line>
        <draw:line draw:style-name="gr39" draw:text-style-name="P5" draw:layer="layout" svg:x1="28.5cm" svg:y1="7.75cm" svg:x2="28.5cm" svg:y2="19.25cm">
          <text:p/>
        </draw:line>
        <draw:line draw:style-name="gr39" draw:text-style-name="P5" draw:layer="layout" svg:x1="28.5cm" svg:y1="19.25cm" svg:x2="2cm" svg:y2="19.25cm">
          <text:p/>
        </draw:line>
        <draw:line draw:style-name="gr41" draw:text-style-name="P11" draw:layer="layout" svg:x1="2cm" svg:y1="19.25cm" svg:x2="2cm" svg:y2="8.75cm">
          <text:p/>
        </draw:line>
        <draw:frame draw:style-name="gr1" draw:text-style-name="P8" draw:layer="layout" svg:width="5.5cm" svg:height="1.25cm" svg:x="9.5cm" svg:y="18.5cm">
          <draw:text-box>
            <text:p text:style-name="P10"><text:span text:style-name="T3">Not Accepted Notification</text:span></text:p>
          </draw:text-box>
        </draw:frame>
        <draw:custom-shape draw:style-name="gr42" draw:text-style-name="P9" draw:layer="layout" svg:width="5cm" svg:height="1.25cm" svg:x="19.5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5" draw:layer="layout" svg:x1="20.5cm" svg:y1="11.05cm" svg:x2="20.5cm" svg:y2="9.8cm">
          <text:p/>
        </draw:line>
        <draw:frame draw:style-name="gr18" draw:text-style-name="P20" draw:layer="layout" svg:width="6cm" svg:height="1cm" svg:x="19.567cm" svg:y="10cm">
          <draw:text-box>
            <text:p text:style-name="P19"><text:span text:style-name="T5">D4 <text:s text:c="2"/>New Student DB</text:span></text:p>
          </draw:text-box>
        </draw:frame>
        <draw:line draw:style-name="gr39" draw:text-style-name="P5" draw:layer="layout" svg:x1="23cm" svg:y1="13.25cm" svg:x2="21.25cm" svg:y2="13.25cm">
          <text:p/>
        </draw:line>
        <draw:line draw:style-name="gr43" draw:text-style-name="P5" draw:layer="layout" svg:x1="21.25cm" svg:y1="13.25cm" svg:x2="21.25cm" svg:y2="11cm">
          <text:p/>
        </draw:line>
        <draw:line draw:style-name="gr39" draw:text-style-name="P5" draw:layer="layout" svg:x1="23cm" svg:y1="14.3cm" svg:x2="22cm" svg:y2="14.3cm">
          <text:p/>
        </draw:line>
        <draw:line draw:style-name="gr39" draw:text-style-name="P5" draw:layer="layout" svg:x1="22cm" svg:y1="14.25cm" svg:x2="22cm" svg:y2="18.5cm">
          <text:p/>
        </draw:line>
        <draw:line draw:style-name="gr39" draw:text-style-name="P5" draw:layer="layout" svg:x1="22cm" svg:y1="18.5cm" svg:x2="3cm" svg:y2="18.5cm">
          <text:p/>
        </draw:line>
        <draw:line draw:style-name="gr44" draw:text-style-name="P5" draw:layer="layout" svg:x1="3cm" svg:y1="18.5cm" svg:x2="3cm" svg:y2="8.75cm">
          <text:p/>
        </draw:line>
        <draw:frame draw:style-name="gr18" draw:text-style-name="P8" draw:layer="layout" svg:width="5.75cm" svg:height="1cm" svg:x="8.25cm" svg:y="17.75cm">
          <draw:text-box>
            <text:p text:style-name="P10"><text:span text:style-name="T3">Approval and Schedule </text:span></text:p>
          </draw:text-box>
        </draw:frame>
        <draw:custom-shape draw:style-name="gr45" draw:text-style-name="P9" draw:layer="layout" svg:width="6cm" svg:height="1cm" svg:x="11cm" svg:y="4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2.25cm" svg:y1="4cm" svg:x2="12.25cm" svg:y2="5cm">
          <text:p/>
        </draw:line>
        <draw:frame draw:style-name="gr31" draw:text-style-name="P20" draw:layer="layout" svg:width="6cm" svg:height="1.5cm" svg:x="11.3cm" svg:y="4cm">
          <draw:text-box>
            <text:p text:style-name="P19"><text:span text:style-name="T5">D5 <text:s/>Interview Database</text:span></text:p>
          </draw:text-box>
        </draw:frame>
        <draw:line draw:style-name="gr49" draw:text-style-name="P5" draw:layer="layout" svg:x1="13.75cm" svg:y1="6.25cm" svg:x2="13.75cm" svg:y2="5cm">
          <text:p/>
        </draw:line>
        <draw:line draw:style-name="gr50" draw:text-style-name="P5" draw:layer="layout" svg:x1="14.5cm" svg:y1="5cm" svg:x2="14.5cm" svg:y2="6.25cm">
          <text:p/>
        </draw:line>
        <draw:frame draw:style-name="gr51" draw:text-style-name="P20" draw:layer="layout" svg:width="5.75cm" svg:height="1.275cm" svg:x="22.75cm" svg:y="2cm">
          <draw:text-box>
            <text:p text:style-name="P19"><text:span text:style-name="T5">D3 <text:s text:c="3"/>Requirement</text:span></text:p>
            <text:p text:style-name="P19"><text:span text:style-name="T5"><text:s text:c="9"/></text:span><text:span text:style-name="T5">Database</text:span></text:p>
          </draw:text-box>
        </draw:frame>
        <draw:custom-shape draw:style-name="gr21" draw:text-style-name="P2" draw:layer="layout" svg:width="2.75cm" svg:height="3.25cm" svg:x="17.85cm" svg:y="11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5" draw:layer="layout" svg:x1="17.85cm" svg:y1="12cm" svg:x2="20.6cm" svg:y2="12cm">
          <text:p/>
        </draw:line>
        <draw:frame draw:style-name="gr1" draw:text-style-name="P8" draw:layer="layout" svg:width="1.25cm" svg:height="1.25cm" svg:x="18.6cm" svg:y="11.35cm">
          <draw:text-box>
            <text:p text:style-name="P10"><text:span text:style-name="T3">3.1</text:span></text:p>
          </draw:text-box>
        </draw:frame>
        <draw:frame draw:style-name="gr52" draw:text-style-name="P16" draw:layer="layout" svg:width="3cm" svg:height="3cm" svg:x="17.75cm" svg:y="12cm">
          <draw:text-box>
            <text:p text:style-name="P15"><text:span text:style-name="T3">Process Proof </text:span></text:p>
            <text:p text:style-name="P15"><text:span text:style-name="T3">Of</text:span></text:p>
            <text:p text:style-name="P15"><text:span text:style-name="T3">Payment</text:span></text:p>
          </draw:text-box>
        </draw:frame>
        <draw:line draw:style-name="gr53" draw:text-style-name="P5" draw:layer="layout" svg:x1="19.15cm" svg:y1="9.25cm" svg:x2="19.15cm" svg:y2="11.25cm">
          <text:p/>
        </draw:line>
        <draw:line draw:style-name="gr54" draw:text-style-name="P5" draw:layer="layout" svg:x1="18cm" svg:y1="8.75cm" svg:x2="16.75cm" svg:y2="9.75cm">
          <text:p/>
        </draw:line>
        <draw:line draw:style-name="gr55" draw:text-style-name="P5" draw:layer="layout" svg:x1="18cm" svg:y1="9.75cm" svg:x2="18.25cm" svg:y2="9.25cm">
          <text:p/>
        </draw:line>
        <draw:line draw:style-name="gr39" draw:text-style-name="P5" draw:layer="layout" svg:x1="17.85cm" svg:y1="12.5cm" svg:x2="15.5cm" svg:y2="12.5cm">
          <text:p/>
        </draw:line>
        <draw:line draw:style-name="gr56" draw:text-style-name="P5" draw:layer="layout" svg:x1="16.25cm" svg:y1="11.75cm" svg:x2="17.75cm" svg:y2="11.75cm">
          <text:p/>
        </draw:line>
        <draw:line draw:style-name="gr39" draw:text-style-name="P5" draw:layer="layout" svg:x1="16.25cm" svg:y1="11.75cm" svg:x2="16.25cm" svg:y2="10.75cm">
          <text:p/>
        </draw:line>
        <draw:line draw:style-name="gr57" draw:text-style-name="P5" draw:layer="layout" svg:x1="15.5cm" svg:y1="12.5cm" svg:x2="15.5cm" svg:y2="10.75cm">
          <text:p/>
        </draw:line>
        <draw:line draw:style-name="gr39" draw:text-style-name="P5" draw:layer="layout" svg:x1="19.25cm" svg:y1="14.5cm" svg:x2="19.25cm" svg:y2="15.75cm">
          <text:p/>
        </draw:line>
        <draw:line draw:style-name="gr58" draw:text-style-name="P5" draw:layer="layout" svg:x1="19.25cm" svg:y1="15.75cm" svg:x2="14.75cm" svg:y2="15.75cm">
          <text:p/>
        </draw:line>
        <draw:line draw:style-name="gr39" draw:text-style-name="P5" draw:layer="layout" svg:x1="12cm" svg:y1="13.75cm" svg:x2="12cm" svg:y2="9.5cm">
          <text:p/>
        </draw:line>
        <draw:line draw:style-name="gr39" draw:text-style-name="P5" draw:layer="layout" svg:x1="12cm" svg:y1="9.5cm" svg:x2="16.25cm" svg:y2="9.5cm">
          <text:p/>
        </draw:line>
        <draw:line draw:style-name="gr39" draw:text-style-name="P5" draw:layer="layout" svg:x1="16.25cm" svg:y1="9.5cm" svg:x2="16.25cm" svg:y2="8.75cm">
          <text:p/>
        </draw:line>
        <draw:line draw:style-name="gr59" draw:text-style-name="P5" draw:layer="layout" svg:x1="16.25cm" svg:y1="8.75cm" svg:x2="18cm" svg:y2="8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6T03:13:59.008000000</meta:creation-date>
    <dc:date>2024-11-09T22:29:04.165000000</dc:date>
    <meta:editing-duration>PT16M21S</meta:editing-duration>
    <meta:editing-cycles>3</meta:editing-cycles>
    <meta:generator>LibreOffice/24.8.2.1$Windows_X86_64 LibreOffice_project/0f794b6e29741098670a3b95d60478a65d05ef13</meta:generator>
    <meta:document-statistic meta:object-count="194"/>
  </office:meta>
</office:document-meta>
</file>